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ookman Serif" svg:font-family="'Bookman Serif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.423cm" fo:text-align="start" style:justify-single-word="false"/>
    </style:style>
    <style:style style:name="P2" style:family="paragraph" style:parent-style-name="Standard">
      <style:paragraph-properties fo:margin-top="0cm" fo:margin-bottom="0cm" style:contextual-spacing="false" style:line-height-at-least="0.423cm"/>
    </style:style>
    <style:style style:name="P3" style:family="paragraph" style:parent-style-name="Standard">
      <style:paragraph-properties fo:margin-top="0cm" fo:margin-bottom="0cm" style:contextual-spacing="false" style:line-height-at-least="0.423cm"/>
      <style:text-properties fo:color="#333333" loext:opacity="100%" style:font-name="Arial" fo:font-size="10.5pt" fo:font-weight="bold" fo:background-color="#ffffff" style:font-name-asian="Times New Roman" style:font-size-asian="10.5pt" style:language-asian="ru" style:country-asian="RU" style:font-weight-asian="bold" style:font-name-complex="Arial1" style:font-size-complex="10.5pt" style:font-weight-complex="bold"/>
    </style:style>
    <style:style style:name="P4" style:family="paragraph" style:parent-style-name="Standard">
      <style:paragraph-properties fo:margin-top="0cm" fo:margin-bottom="0cm" style:contextual-spacing="false" style:line-height-at-least="0.423cm"/>
      <style:text-properties fo:color="#333333" loext:opacity="100%" style:font-name="Arial" fo:font-size="10.5pt" style:font-name-asian="Times New Roman" style:font-size-asian="10.5pt" style:language-asian="ru" style:country-asian="RU" style:font-name-complex="Times New Roman" style:font-size-complex="10.5pt"/>
    </style:style>
    <style:style style:name="P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T1" style:family="text">
      <style:text-properties fo:color="#595151" loext:opacity="100%" style:font-name="Bookman Serif" fo:font-size="13.5pt" fo:language="en" fo:country="US" fo:font-style="italic" fo:background-color="#ffffff" loext:char-shading-value="0" style:font-name-asian="Times New Roman" style:font-size-asian="13.5pt" style:language-asian="ru" style:country-asian="RU" style:font-style-asian="italic" style:font-name-complex="Arial1" style:font-size-complex="13.5pt" style:font-style-complex="italic"/>
    </style:style>
    <style:style style:name="T2" style:family="text">
      <style:text-properties fo:color="#333333" loext:opacity="100%" style:font-name="Cambria Math" fo:font-size="10.5pt" fo:font-style="italic" fo:background-color="#ffffff" loext:char-shading-value="0" style:font-name-asian="Times New Roman" style:font-size-asian="10.5pt" style:language-asian="ru" style:country-asian="RU" style:font-style-asian="italic" style:font-name-complex="Arial1" style:font-size-complex="10.5pt"/>
    </style:style>
    <style:style style:name="T3" style:family="text">
      <style:text-properties fo:color="#333333" loext:opacity="100%" style:font-name="Arial" fo:font-size="10.5pt" fo:language="en" fo:country="US" style:font-name-asian="Times New Roman" style:font-size-asian="10.5pt" style:language-asian="ru" style:country-asian="RU" style:font-name-complex="Arial1" style:font-size-complex="10.5pt"/>
    </style:style>
    <style:style style:name="T4" style:family="text">
      <style:text-properties fo:color="#333333" loext:opacity="100%" style:font-name="Arial" fo:font-size="10.5pt" fo:font-weight="bold" fo:background-color="#ffffff" loext:char-shading-value="0" style:font-name-asian="Times New Roman" style:font-size-asian="10.5pt" style:language-asian="ru" style:country-asian="RU" style:font-weight-asian="bold" style:font-name-complex="Arial1" style:font-size-complex="10.5pt" style:font-weight-complex="bold"/>
    </style:style>
    <style:style style:name="T5" style:family="text">
      <style:text-properties fo:color="#333333" loext:opacity="100%" style:font-name="Arial" fo:font-size="10.5pt" style:font-name-asian="Times New Roman" style:font-size-asian="10.5pt" style:language-asian="ru" style:country-asian="RU" style:font-name-complex="Arial1" style:font-size-complex="10.5pt"/>
    </style:style>
    <style:style style:name="T6" style:family="text">
      <style:text-properties fo:color="#333333" loext:opacity="100%" style:font-name="Arial" fo:font-size="10.5pt" style:font-name-asian="Times New Roman" style:font-size-asian="10.5pt" style:language-asian="ru" style:country-asian="RU" style:font-name-complex="Times New Roman" style:font-size-complex="10.5pt"/>
    </style:style>
    <style:style style:name="T7" style:family="text">
      <style:text-properties fo:color="#595151" loext:opacity="100%" style:font-name="Bookman Serif" fo:font-size="13.5pt" fo:font-style="italic" style:font-name-asian="Times New Roman" style:font-size-asian="13.5pt" style:language-asian="ru" style:country-asian="RU" style:font-style-asian="italic" style:font-name-complex="Times New Roman" style:font-size-complex="13.5pt" style:font-style-complex="italic"/>
    </style:style>
    <style:style style:name="T8" style:family="text">
      <style:text-properties fo:color="#333333" loext:opacity="100%" style:font-name="Arial" fo:font-size="10.5pt" fo:background-color="#ffffff" loext:char-shading-value="0" style:font-name-asian="Times New Roman" style:font-size-asian="10.5pt" style:language-asian="ru" style:country-asian="RU" style:font-name-complex="Arial1" style:font-size-complex="10.5pt"/>
    </style:style>
    <style:style style:name="T9" style:family="text">
      <style:text-properties fo:color="#333333" loext:opacity="100%" style:font-name="Arial" fo:font-size="10.5pt" fo:font-weight="bold" style:font-name-asian="Times New Roman" style:font-size-asian="10.5pt" style:language-asian="ru" style:country-asian="RU" style:font-weight-asian="bold" style:font-name-complex="Arial1" style:font-size-complex="10.5pt" style:font-weight-complex="bold"/>
    </style:style>
    <style:style style:name="T10" style:family="text">
      <style:text-properties fo:color="#333333" loext:opacity="100%" style:text-position="sub 58%" style:font-name="Arial" fo:font-size="8pt" fo:font-weight="bold" fo:background-color="#ffffff" loext:char-shading-value="0" style:font-name-asian="Times New Roman" style:font-size-asian="8pt" style:language-asian="ru" style:country-asian="RU" style:font-weight-asian="bold" style:font-name-complex="Arial1" style:font-size-complex="8pt" style:font-weight-complex="bold"/>
    </style:style>
    <style:style style:name="T11" style:family="text">
      <style:text-properties fo:color="#333333" loext:opacity="100%" style:font-name="Arial" fo:font-size="10.5pt" fo:background-color="#ffffff" loext:char-shading-value="0" style:font-name-asian="Times New Roman" style:font-size-asian="10.5pt" style:language-asian="ru" style:country-asian="RU" style:font-name-complex="Times New Roman" style:font-size-complex="10.5pt"/>
    </style:style>
    <style:style style:name="T12" style:family="text">
      <style:text-properties fo:color="#333333" loext:opacity="100%" style:font-name="Arial" fo:font-size="10.5pt" fo:font-style="italic" style:font-name-asian="Times New Roman" style:font-size-asian="10.5pt" style:language-asian="ru" style:country-asian="RU" style:font-style-asian="italic" style:font-name-complex="Times New Roman" style:font-size-complex="10.5pt"/>
    </style:style>
    <style:style style:name="T13" style:family="text">
      <style:text-properties style:font-name="Arial" fo:font-weight="bold" style:font-weight-asian="bold" style:font-name-complex="Arial1" style:font-weight-complex="bold"/>
    </style:style>
    <style:style style:name="T14" style:family="text">
      <style:text-properties style:font-name="Arial" fo:language="en" fo:country="US" fo:font-weight="bold" style:font-weight-asian="bold" style:font-name-complex="Arial1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Объект1" text:anchor-type="as-char" svg:width="3.501cm" svg:height="0.55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 loext:marker-style-name="T2"><text:span text:style-name="T3"><text:line-break/></text:span><text:span text:style-name="T4">1. Найдем частные производные</text:span><text:span text:style-name="T5"><text:line-break/></text:span><draw:frame draw:style-name="fr1" draw:name="Объект2" text:anchor-type="as-char" svg:width="2.187cm" svg:height="1.004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Объект3" text:anchor-type="as-char" svg:width="2.194cm" svg:height="1.0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 loext:marker-style-name="T6"><text:span text:style-name="T5"><text:line-break/></text:span><text:span text:style-name="T4">2. Решим систему уравнений</text:span><text:span text:style-name="T5"><text:line-break/></text:span></text:p>
      <text:p text:style-name="P1" loext:marker-style-name="T7"><draw:frame draw:style-name="fr1" draw:name="Объект4" text:anchor-type="as-char" svg:width="1.998cm" svg:height="1.0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 loext:marker-style-name="T7"><text:span text:style-name="T5"><text:line-break/></text:span><text:span text:style-name="T8">Получим:</text:span><text:span text:style-name="T5"><text:line-break/></text:span><draw:frame draw:style-name="fr1" draw:name="Объект5" text:anchor-type="as-char" svg:width="1.342cm" svg:height="1.07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 loext:marker-style-name="T8"><text:span text:style-name="T8">Таким образом, количество критических точек равно 1:</text:span><text:span text:style-name="T8"/></text:p>
      <text:p text:style-name="P1" loext:marker-style-name="T8"><draw:frame draw:style-name="fr1" draw:name="Объект6" text:anchor-type="as-char" svg:width="3.242cm" svg:height="0.59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 loext:marker-style-name="T4"/>
      <text:p text:style-name="P1" loext:marker-style-name="T2"><text:span text:style-name="T4">3. Найдем частные производные второго порядка</text:span><text:span text:style-name="T5"><text:line-break/></text:span><text:span text:style-name="T2"><text:line-break/></text:span><draw:frame draw:style-name="fr1" draw:name="Объект7" text:anchor-type="as-char" svg:width="4.066cm" svg:height="1.064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Объект8" text:anchor-type="as-char" svg:width="3.459cm" svg:height="1.124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Объект9" text:anchor-type="as-char" svg:width="3.466cm" svg:height="1.12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 loext:marker-style-name="T9"><text:span text:style-name="T5"><text:line-break/></text:span><text:span text:style-name="T4">4. Вычислим значение этих частных производных второго порядка в критических точках M(x</text:span><text:span text:style-name="T10">0</text:span><text:span text:style-name="T4">; y</text:span><text:span text:style-name="T10">0</text:span><text:span text:style-name="T4">)</text:span></text:p>
      <text:p text:style-name="P1" loext:marker-style-name="T11"><draw:frame draw:style-name="fr1" draw:name="Объект10" text:anchor-type="as-char" svg:width="3.21cm" svg:height="1.12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 loext:marker-style-name="T11"><draw:frame draw:style-name="fr1" draw:name="Объект11" text:anchor-type="as-char" svg:width="3.778cm" svg:height="1.06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 loext:marker-style-name="T6"><draw:frame draw:style-name="fr1" draw:name="Объект12" text:anchor-type="as-char" svg:width="3.226cm" svg:height="1.12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 loext:marker-style-name="T6"/>
      <text:p text:style-name="P1" loext:marker-style-name="T12"><draw:frame draw:style-name="fr1" draw:name="Объект13" text:anchor-type="as-char" svg:width="13.183cm" svg:height="0.55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" loext:marker-style-name="T8"><text:span text:style-name="T5"><text:line-break/></text:span><draw:frame draw:style-name="fr1" draw:name="Объект14" text:anchor-type="as-char" svg:width="5.493cm" svg:height="0.556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 loext:marker-style-name="T13"/>
      <text:p text:style-name="Standard" loext:marker-style-name="T13"><text:span text:style-name="T13">Ответ: в точке М(2; -2) функция имеет минимум </text:span><text:span text:style-name="T14">z</text:span><text:span text:style-name="T13">=-8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ookman Serif" svg:font-family="'Bookman Serif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mq-root-block" style:family="text" style:parent-style-name="Default_20_Paragraph_20_Font"/>
    <style:style style:name="mq-binary-operator" style:family="text" style:parent-style-name="Default_20_Paragraph_20_Font"/>
    <style:style style:name="mq-limits-sub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</meta:initial-creator>
    <dc:creator>Mi</dc:creator>
    <meta:editing-cycles>1</meta:editing-cycles>
    <meta:creation-date>2024-10-19T18:43:00</meta:creation-date>
    <dc:date>2024-10-20T21:45:00</dc:date>
    <meta:editing-duration>P1DT3H2M</meta:editing-duration>
    <meta:generator>LibreOffice/24.8.2.1$Linux_X86_64 LibreOffice_project/480$Build-1</meta:generator>
    <meta:document-statistic meta:table-count="0" meta:image-count="0" meta:object-count="14" meta:page-count="1" meta:paragraph-count="15" meta:word-count="44" meta:character-count="312" meta:non-whitespace-character-count="26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</mrow>
      <mi>∙</mi>
      <mrow>
        <mo fence="true" form="prefix" stretchy="true">(</mo>
        <mrow>
          <mrow>
            <mi>x</mi>
            <mo stretchy="false">−</mo>
            <mi>y</mi>
          </mrow>
        </mrow>
        <mo fence="true" form="postfix" stretchy="true">)</mo>
      </mrow>
    </mrow>
    <annotation encoding="StarMath 5.0">z= {x} ^ {2} + {y} ^ {2} -4∙ left (x-y right )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frac>
          <mrow>
            <msup>
              <mi>∂</mi>
              <mn>2</mn>
            </msup>
            <mi>z</mi>
          </mrow>
          <mrow>
            <mi>∂</mi>
            <msup>
              <mi>x</mi>
              <mn>2</mn>
            </msup>
          </mrow>
        </mfrac>
      </mrow>
      <mrow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  <mo stretchy="false">=</mo>
        <mn>2</mn>
      </mrow>
    </mrow>
    <annotation encoding="StarMath 5.0">A=  {{∂} ^ {2} z} over {∂ {x} ^ {2}} left (2; -2 right ) = 2</annotation>
  </semantics>
</math>
</file>

<file path=Object 11/content.xml><?xml version="1.0" encoding="utf-8"?>
<math xmlns="http://www.w3.org/1998/Math/MathML" display="block">
  <semantics>
    <mrow>
      <mrow>
        <mi>B</mi>
        <mo stretchy="false">=</mo>
        <mfrac>
          <mrow>
            <msup>
              <mi>∂</mi>
              <mn>2</mn>
            </msup>
            <mi>z</mi>
          </mrow>
          <mrow>
            <mi>∂</mi>
            <mi>x</mi>
            <mi>∙</mi>
            <mi>∂</mi>
            <mi>y</mi>
          </mrow>
        </mfrac>
      </mrow>
      <mrow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  <mo stretchy="false">=</mo>
        <mn>0</mn>
      </mrow>
    </mrow>
    <annotation encoding="StarMath 5.0">B =  {{∂} ^ {2} z} over {∂ x∙ ∂ y} left (2; -2 right ) = 0</annotation>
  </semantics>
</math>
</file>

<file path=Object 12/content.xml><?xml version="1.0" encoding="utf-8"?>
<math xmlns="http://www.w3.org/1998/Math/MathML" display="block">
  <semantics>
    <mrow>
      <mrow>
        <mi>C</mi>
        <mo stretchy="false">=</mo>
        <mfrac>
          <mrow>
            <msup>
              <mi>∂</mi>
              <mn>2</mn>
            </msup>
            <mi>z</mi>
          </mrow>
          <mrow>
            <mi>∂</mi>
            <msup>
              <mi>y</mi>
              <mn>2</mn>
            </msup>
          </mrow>
        </mfrac>
      </mrow>
      <mrow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  <mo stretchy="false">=</mo>
        <mn>2</mn>
      </mrow>
    </mrow>
    <annotation encoding="StarMath 5.0">C =  {{∂} ^ {2} z} over {∂ {y} ^ {2}} left (2; -2 right ) = 2</annotation>
  </semantics>
</math>
</file>

<file path=Object 13/content.xml><?xml version="1.0" encoding="utf-8"?>
<math xmlns="http://www.w3.org/1998/Math/MathML" display="block">
  <semantics>
    <mrow>
      <mi>A</mi>
      <mi>∙</mi>
      <mrow>
        <mrow>
          <mi>C</mi>
          <mo stretchy="false">−</mo>
          <msup>
            <mi>B</mi>
            <mn>2</mn>
          </msup>
        </mrow>
        <mo stretchy="false">=</mo>
        <mn>4</mn>
        <mo stretchy="false">&gt;</mo>
        <mn>0</mn>
      </mrow>
      <mi>и</mi>
      <mrow>
        <mi>A</mi>
        <mo stretchy="false">&gt;</mo>
        <mn>0</mn>
      </mrow>
      <mi>,</mi>
      <mi mathvariant="italic">следовательно</mi>
      <mi>,</mi>
      <mi mathvariant="italic">точка</mi>
      <mi>М</mi>
      <mrow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  <mo stretchy="false">−</mo>
        <mi mathvariant="italic">точка</mi>
      </mrow>
      <mi mathvariant="italic">минимума</mi>
    </mrow>
    <annotation encoding="StarMath 5.0">A∙C- {B} ^ {2} = 4 &gt;0 и  A&gt;0 , следовательно, точка М left (2; -2 right ) -точка минимума</annotation>
  </semantics>
</math>
</file>

<file path=Object 14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  <mo stretchy="false">=</mo>
        <mrow>
          <msup>
            <mn>2</mn>
            <mn>2</mn>
          </msup>
          <mo stretchy="false">+</mo>
          <msup>
            <mn>2</mn>
            <mn>2</mn>
          </msup>
          <mo stretchy="false">−</mo>
          <mn>4</mn>
        </mrow>
      </mrow>
      <mi>∙</mi>
      <mrow>
        <mrow>
          <mo fence="true" form="prefix" stretchy="true">(</mo>
          <mrow>
            <mrow>
              <mn>2</mn>
              <mo stretchy="false">−</mo>
              <mn>2</mn>
            </mrow>
          </mrow>
          <mo fence="true" form="postfix" stretchy="true">)</mo>
        </mrow>
        <mo stretchy="false">=</mo>
        <mrow>
          <mo stretchy="false">−</mo>
          <mn>8</mn>
        </mrow>
      </mrow>
    </mrow>
    <annotation encoding="StarMath 5.0">z left (2; -2 right ) =  {2} ^ {2} + {2} ^ {2} -4∙ left (2 - 2 right ) =- 8</annotation>
  </semantics>
</math>
</file>

<file path=Object 2/content.xml><?xml version="1.0" encoding="utf-8"?>
<math xmlns="http://www.w3.org/1998/Math/MathML" display="block">
  <semantics>
    <mrow>
      <mrow>
        <mfrac>
          <mrow>
            <mi>∂</mi>
            <mi>z</mi>
          </mrow>
          <mrow>
            <mi>∂</mi>
            <mi>x</mi>
          </mrow>
        </mfrac>
        <mo stretchy="false">=</mo>
        <mn>2</mn>
      </mrow>
      <mi>∙</mi>
      <mrow>
        <mi>x</mi>
        <mo stretchy="false">−</mo>
        <mn>4</mn>
      </mrow>
    </mrow>
    <annotation encoding="StarMath 5.0">{∂ z} over {∂x} =2∙x- 4  </annotation>
  </semantics>
</math>
</file>

<file path=Object 3/content.xml><?xml version="1.0" encoding="utf-8"?>
<math xmlns="http://www.w3.org/1998/Math/MathML" display="block">
  <semantics>
    <mrow>
      <mrow>
        <mfrac>
          <mrow>
            <mi>∂</mi>
            <mi>z</mi>
          </mrow>
          <mrow>
            <mi>∂</mi>
            <mi>y</mi>
          </mrow>
        </mfrac>
        <mo stretchy="false">=</mo>
        <mn>2</mn>
      </mrow>
      <mi>∙</mi>
      <mrow>
        <mi>y</mi>
        <mo stretchy="false">+</mo>
        <mn>4</mn>
      </mrow>
    </mrow>
    <annotation encoding="StarMath 5.0">{∂ z} over {∂ y} =2 ∙y+ 4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·</mi>
                <mrow>
                  <mrow>
                    <mi>x</mi>
                    <mo stretchy="false">−</mo>
                    <mn>4</mn>
                  </mrow>
                  <mo stretchy="false">=</mo>
                  <mn>0</mn>
                </mrow>
              </mrow>
            </mtd>
          </mtr>
          <mtr>
            <mtd>
              <mrow>
                <mn>2</mn>
                <mi>·</mi>
                <mrow>
                  <mrow>
                    <mi>y</mi>
                    <mo stretchy="false">+</mo>
                    <mn>4</mn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matrix {2·x-4=0 ## 2·y+4=0} right none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=</mo>
                <mn>2</mn>
              </mrow>
            </mtd>
          </mtr>
          <mtr>
            <mtd>
              <mrow>
                <mi>y</mi>
                <mo stretchy="false">=</mo>
                <mrow>
                  <mo stretchy="false">−</mo>
                  <mn>2</mn>
                </mrow>
              </mrow>
            </mtd>
          </mtr>
        </mtable>
      </mrow>
    </mrow>
    <annotation encoding="StarMath 5.0">left lbrace matrix {x= 2 ## y= -2} right none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form="prefix" stretchy="true">(</mo>
          <mrow>
            <mrow>
              <msub>
                <mi>x</mi>
                <mn>0</mn>
              </msub>
              <mi>;</mi>
              <msub>
                <mi>y</mi>
                <mn>0</mn>
              </msub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2</mn>
              <mrow>
                <mi>;</mi>
                <mo stretchy="false">−</mo>
                <mn>2</mn>
              </mrow>
            </mrow>
          </mrow>
          <mo fence="true" form="postfix" stretchy="true">)</mo>
        </mrow>
      </mrow>
    </mrow>
    <annotation encoding="StarMath 5.0">M left ({x} rsub {0} ;  {y} rsub {0} right ) = left (2; -2 right )</annotation>
  </semantics>
</math>
</file>

<file path=Object 7/content.xml><?xml version="1.0" encoding="utf-8"?>
<math xmlns="http://www.w3.org/1998/Math/MathML" display="block">
  <semantics>
    <mrow>
      <mfrac>
        <mrow>
          <msup>
            <mi>∂</mi>
            <mn>2</mn>
          </msup>
          <mi>z</mi>
        </mrow>
        <mrow>
          <mi>∂</mi>
          <mi>x</mi>
          <mi>∙</mi>
          <mi>∂</mi>
          <mi>y</mi>
        </mrow>
      </mfrac>
      <mo stretchy="false">=</mo>
      <mfrac>
        <mrow>
          <mi>∂</mi>
          <mrow>
            <mo fence="true" form="prefix" stretchy="true">(</mo>
            <mrow>
              <mrow>
                <mn>2</mn>
                <mi>∙</mi>
                <mrow>
                  <mi>x</mi>
                  <mo stretchy="false">−</mo>
                  <mn>4</mn>
                </mrow>
              </mrow>
            </mrow>
            <mo fence="true" form="postfix" stretchy="true">)</mo>
          </mrow>
        </mrow>
        <mrow>
          <mi>∂</mi>
          <mi>y</mi>
        </mrow>
      </mfrac>
      <mo stretchy="false">=</mo>
      <mn>0</mn>
    </mrow>
    <annotation encoding="StarMath 5.0">{{∂} ^ {2} z} over {∂x ∙ ∂ y} = {∂ left (2∙x- 4 right )} over {∂ y} = 0  </annotation>
  </semantics>
</math>
</file>

<file path=Object 8/content.xml><?xml version="1.0" encoding="utf-8"?>
<math xmlns="http://www.w3.org/1998/Math/MathML" display="block">
  <semantics>
    <mrow>
      <mfrac>
        <mrow>
          <msup>
            <mi>∂</mi>
            <mn>2</mn>
          </msup>
          <mi>z</mi>
        </mrow>
        <mrow>
          <mi>∂</mi>
          <msup>
            <mi>x</mi>
            <mn>2</mn>
          </msup>
        </mrow>
      </mfrac>
      <mo stretchy="false">=</mo>
      <mfrac>
        <mrow>
          <mi>∂</mi>
          <mrow>
            <mo fence="true" form="prefix" stretchy="true">(</mo>
            <mrow>
              <mrow>
                <mn>2</mn>
                <mi>∙</mi>
                <mrow>
                  <mi>x</mi>
                  <mo stretchy="false">−</mo>
                  <mn>4</mn>
                </mrow>
              </mrow>
            </mrow>
            <mo fence="true" form="postfix" stretchy="true">)</mo>
          </mrow>
        </mrow>
        <mrow>
          <mi>∂</mi>
          <mi>x</mi>
        </mrow>
      </mfrac>
      <mo stretchy="false">=</mo>
      <mn>2</mn>
    </mrow>
    <annotation encoding="StarMath 5.0">{{∂} ^ {2} z} over {∂ {x} ^ {2}} = {∂ left (2∙x-4 right )} over {∂ x} = 2  </annotation>
  </semantics>
</math>
</file>

<file path=Object 9/content.xml><?xml version="1.0" encoding="utf-8"?>
<math xmlns="http://www.w3.org/1998/Math/MathML" display="block">
  <semantics>
    <mrow>
      <mfrac>
        <mrow>
          <msup>
            <mi>∂</mi>
            <mn>2</mn>
          </msup>
          <mi>z</mi>
        </mrow>
        <mrow>
          <mi>∂</mi>
          <msup>
            <mi>y</mi>
            <mn>2</mn>
          </msup>
        </mrow>
      </mfrac>
      <mo stretchy="false">=</mo>
      <mfrac>
        <mrow>
          <mi>∂</mi>
          <mrow>
            <mo fence="true" form="prefix" stretchy="true">(</mo>
            <mrow>
              <mrow>
                <mn>2</mn>
                <mi>∙</mi>
                <mrow>
                  <mi>y</mi>
                  <mo stretchy="false">+</mo>
                  <mn>4</mn>
                </mrow>
              </mrow>
            </mrow>
            <mo fence="true" form="postfix" stretchy="true">)</mo>
          </mrow>
        </mrow>
        <mrow>
          <mi>∂</mi>
          <mi>y</mi>
        </mrow>
      </mfrac>
      <mo stretchy="false">=</mo>
      <mn>2</mn>
    </mrow>
    <annotation encoding="StarMath 5.0">{{∂} ^ {2} z} over {∂ {y} ^ {2}} = {∂ left (2∙ y+ 4 right )} over {∂ y} = 2</annotation>
  </semantics>
</math>
</file>